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88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231e3b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1e3b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d015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06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a3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a3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a388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aa388" officeooo:paragraph-rsid="002aa388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2aa388"/>
    </style:style>
    <style:style style:name="P13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paragraph-rsid="001b530f" style:font-size-asian="12pt" style:font-size-complex="12pt"/>
    </style:style>
    <style:style style:name="P14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1c5eb6" officeooo:paragraph-rsid="001c5eb6" style:font-size-asian="12pt" style:font-size-complex="12pt"/>
    </style:style>
    <style:style style:name="P15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1c7b3a" officeooo:paragraph-rsid="001c7b3a" style:font-size-asian="12pt" style:font-size-complex="12pt"/>
    </style:style>
    <style:style style:name="P16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1e50a5" officeooo:paragraph-rsid="001e50a5" style:font-size-asian="12pt" style:font-size-complex="12pt"/>
    </style:style>
    <style:style style:name="P17" style:family="paragraph" style:parent-style-name="Preformatted_20_Text" style:list-style-name="L1">
      <style:paragraph-properties fo:margin-top="0in" fo:margin-bottom="0in" loext:contextual-spacing="false"/>
      <style:text-properties style:font-name="Liberation Serif" fo:font-size="12pt" officeooo:rsid="002012cd" officeooo:paragraph-rsid="002012cd" style:font-size-asian="12pt" style:font-size-complex="12pt"/>
    </style:style>
    <style:style style:name="P18" style:family="paragraph" style:parent-style-name="Preformatted_20_Text" style:list-style-name="L2">
      <style:paragraph-properties fo:margin-top="0in" fo:margin-bottom="0in" loext:contextual-spacing="false"/>
      <style:text-properties style:font-name="Liberation Serif" fo:font-size="12pt" officeooo:paragraph-rsid="001b530f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officeooo:paragraph-rsid="0028067e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rsid="0024885e" officeooo:paragraph-rsid="0024885e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rsid="002124a6" officeooo:paragraph-rsid="002124a6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style:font-name="Liberation Serif" fo:font-weight="bold" officeooo:rsid="0028067e" officeooo:paragraph-rsid="00292f59" style:font-weight-asian="bold" style:font-weight-complex="bold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rsid="0028067e" officeooo:paragraph-rsid="0028067e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1b530f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1c5eb6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style:font-name="Liberation Serif" fo:font-size="12pt" officeooo:rsid="002012cd" officeooo:paragraph-rsid="002b6a0e" style:font-size-asian="12pt" style:font-size-complex="12pt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style:font-name="Liberation Serif" fo:font-size="12pt" officeooo:rsid="002012cd" officeooo:paragraph-rsid="002bc290" style:font-size-asian="12pt" style:font-size-complex="12pt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paragraph-rsid="002bc290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paragraph-rsid="002fca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officeooo:rsid="002012cd" style:font-size-asian="12pt" style:font-size-complex="12pt"/>
    </style:style>
    <style:style style:name="T4" style:family="text">
      <style:text-properties style:font-name="Liberation Serif" fo:font-size="12pt" officeooo:rsid="002ee333" style:font-size-asian="12pt" style:font-size-complex="12pt"/>
    </style:style>
    <style:style style:name="T5" style:family="text">
      <style:text-properties style:font-name="Liberation Serif" fo:font-size="12pt" officeooo:rsid="002fca99" style:font-size-asian="12pt" style:font-size-complex="12pt"/>
    </style:style>
    <style:style style:name="T6" style:family="text">
      <style:text-properties style:font-name="Liberation Serif" fo:font-size="12pt" officeooo:rsid="002fe2e9" style:font-size-asian="12pt" style:font-size-complex="12pt"/>
    </style:style>
    <style:style style:name="T7" style:family="text">
      <style:text-properties style:font-name="Liberation Serif" fo:font-size="12pt" fo:font-weight="bold" officeooo:rsid="002012cd" style:font-size-asian="12pt" style:font-weight-asian="bold" style:font-size-complex="12pt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Liberation Mono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024885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c329bf"/>
    </style:style>
    <style:style style:name="T15" style:family="text">
      <style:text-properties officeooo:rsid="002b6a0e"/>
    </style:style>
    <style:style style:name="T16" style:family="text">
      <style:text-properties officeooo:rsid="002fca99"/>
    </style:style>
    <style:style style:name="T17" style:family="text">
      <style:text-properties officeooo:rsid="00350be4"/>
    </style:style>
    <style:style style:name="T18" style:family="text">
      <style:text-properties officeooo:rsid="003888bd"/>
    </style:style>
    <style:style style:name="T19" style:family="text">
      <style:text-properties officeooo:rsid="003a06c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26108446" text:style-name="L1">
        <text:list-item>
          <text:p text:style-name="P21">Run app locally and expose your dev environment using ngrok.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">npm install ngrok -g</text:p>
            <text:p text:style-name="P6">ngrok http 3000</text:p>
            <text:p text:style-name="P6">//<text:span text:style-name="T12">Note down https url we will need in next step</text:span></text:p>
          </table:table-cell>
        </table:table-row>
      </table:table>
      <text:list xml:id="list10040259230938" text:continue-numbering="true" text:style-name="L1">
        <text:list-item>
          <text:p text:style-name="P22">Create a<text:span text:style-name="T12">n app and enter above https ngrok url(https://f887783d24cc.ngrok.io) in app url and </text:span><text:a xlink:type="simple" xlink:href="https://f887783d24cc.ngrok.io/auth/callback" text:style-name="Internet_20_link" text:visited-style-name="Visited_20_Internet_20_Link"><text:span text:style-name="T12">https://f887783d24cc.ngrok.io/auth/callback</text:span></text:a><text:span text:style-name="T12"> in Allowed redirection url.</text:span></text:p>
          <text:p text:style-name="P23">Note: <text:span text:style-name="T13">If you stop ngrok at any time, then you’ll need to restart the tunnel and update the URLs in your Shopify Partner Dashboard. </text:span></text:p>
        </text:list-item>
        <text:list-item>
          <text:p text:style-name="P24">Note down API keys and secrets. We will need these details later</text:p>
        </text:list-item>
        <text:list-item>
          <text:p text:style-name="P25">Create a project folder named after your app. For example, <text:span text:style-name="T1">sample-embedded-app</text:span>. </text:p>
        </text:list-item>
        <text:list-item>
          <text:p text:style-name="P25">Navigate to your project folder: </text:p>
          <text:p text:style-name="P13">cd <text:span text:style-name="T1">sample-embedded-app</text:span></text:p>
        </text:list-item>
        <text:list-item>
          <text:p text:style-name="P26">Create a package.json file using default values: </text:p>
          <text:p text:style-name="P14">npm init -y</text:p>
          <text:p text:style-name="P15"/>
          <text:p text:style-name="P15"><text:span text:style-name="T17">sample </text:span>package.json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">{</text:p>
            <text:p text:style-name="P5"><text:s text:c="2"/>"name": "<text:span text:style-name="T1">sample-embedded-app</text:span>",</text:p>
            <text:p text:style-name="P4"><text:s text:c="2"/>"version": "1.0.0",</text:p>
            <text:p text:style-name="P4"><text:s text:c="2"/>"description": "",</text:p>
            <text:p text:style-name="P4"><text:s text:c="2"/>"main": "index.js",</text:p>
            <text:p text:style-name="P4"><text:s text:c="2"/>"scripts": {</text:p>
            <text:p text:style-name="P4"><text:s text:c="4"/>"test": "echo \"Error: no test specified\" &amp;&amp; exit 1",</text:p>
            <text:p text:style-name="P4"><text:s text:c="4"/>"dev": "node server.js",</text:p>
            <text:p text:style-name="P4"><text:s text:c="4"/>"build": "next build",</text:p>
            <text:p text:style-name="P4"><text:s text:c="4"/>"start": "NODE_ENV=production node server.js"</text:p>
            <text:p text:style-name="P4"><text:s text:c="2"/>},</text:p>
            <text:p text:style-name="P4"><text:s text:c="2"/>"keywords": [],</text:p>
            <text:p text:style-name="P4"><text:s text:c="2"/>"author": "",</text:p>
            <text:p text:style-name="P4"><text:s text:c="2"/>"license": "ISC",</text:p>
            <text:p text:style-name="P4"><text:s text:c="2"/>"dependencies": {</text:p>
            <text:p text:style-name="P4"><text:s text:c="4"/>"@shopify/app-bridge-react": "^1.26.2",</text:p>
            <text:p text:style-name="P4"><text:s text:c="4"/>"@shopify/koa-shopify-auth": "^3.1.65",</text:p>
            <text:p text:style-name="P4"><text:s text:c="4"/>"@shopify/koa-shopify-graphql-proxy": "^4.0.1",</text:p>
            <text:p text:style-name="P4"><text:s text:c="4"/>"@shopify/polaris": "^5.1.0",</text:p>
            <text:p text:style-name="P4"><text:s text:c="4"/>"@zeit/next-css": "^1.0.1",</text:p>
            <text:p text:style-name="P4"><text:s text:c="4"/>"apollo-boost": "^0.4.9",</text:p>
            <text:p text:style-name="P4"><text:s text:c="4"/>"dotenv": "^8.2.0",</text:p>
            <text:p text:style-name="P4"><text:s text:c="4"/>"graphql": "^15.3.0",</text:p>
            <text:p text:style-name="P4"><text:s text:c="4"/>"isomorphic-fetch": "^2.2.1",</text:p>
            <text:p text:style-name="P4"><text:s text:c="4"/>"js-cookie": "^2.2.1",</text:p>
            <text:p text:style-name="P4"><text:s text:c="4"/>"koa": "^2.13.0",</text:p>
            <text:p text:style-name="P4"><text:s text:c="4"/>"koa-session": "^6.0.0",</text:p>
            <text:p text:style-name="P4"><text:s text:c="4"/>"next": "^9.5.0",</text:p>
            <text:p text:style-name="P4"><text:s text:c="4"/>"react": "^16.13.1",</text:p>
            <text:p text:style-name="P4"><text:s text:c="4"/>"react-apollo": "^3.1.5",</text:p>
            <text:p text:style-name="P4"><text:soft-page-break/><text:s text:c="4"/>"react-dom": "^16.13.1",</text:p>
            <text:p text:style-name="P4"><text:s text:c="4"/>"store-js": "^2.0.4"</text:p>
            <text:p text:style-name="P4"><text:s text:c="2"/>}</text:p>
            <text:p text:style-name="P4">}</text:p>
          </table:table-cell>
        </table:table-row>
      </table:table>
      <text:list xml:id="list10041663080477" text:continue-numbering="true" text:style-name="L1">
        <text:list-item>
          <text:p text:style-name="P14">Create a server.js file in the root of your project folder.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4">require('isomorphic-fetch');</text:p>
            <text:p text:style-name="P4">const dotenv = require('dotenv');</text:p>
            <text:p text:style-name="P4">const Koa = require('koa');</text:p>
            <text:p text:style-name="P4">const next = require('next');</text:p>
            <text:p text:style-name="P4">const { default: createShopifyAuth } = require('@shopify/koa-shopify-auth');</text:p>
            <text:p text:style-name="P4">const { verifyRequest } = require('@shopify/koa-shopify-auth');</text:p>
            <text:p text:style-name="P4">const session = require('koa-session');</text:p>
            <text:p text:style-name="P4">dotenv.config();</text:p>
            <text:p text:style-name="P4">const { default: graphQLProxy } = require('@shopify/koa-shopify-graphql-proxy');</text:p>
            <text:p text:style-name="P4">const { ApiVersion } = require('@shopify/koa-shopify-graphql-proxy');</text:p>
            <text:p text:style-name="P4"><text:s/>const getSubscriptionUrl = require('./server/getSubscriptionUrl');</text:p>
            <text:p text:style-name="P4"/>
            <text:p text:style-name="P4">const port = parseInt(process.env.PORT, 10) || 3000;</text:p>
            <text:p text:style-name="P4">const dev = process.env.NODE_ENV !== 'production';</text:p>
            <text:p text:style-name="P4">const app = next({ dev });</text:p>
            <text:p text:style-name="P4">const handle = app.getRequestHandler();</text:p>
            <text:p text:style-name="P4"/>
            <text:p text:style-name="P4">const { SHOPIFY_API_SECRET_KEY, SHOPIFY_API_KEY, API_VERSION } = process.env;</text:p>
            <text:p text:style-name="P9">//Add the app to your server file: </text:p>
            <text:p text:style-name="P8">app.prepare().then(() =&gt; {});</text:p>
            <text:p text:style-name="P10"><text:span text:style-name="T2">//</text:span>Add your routing middleware and koa server <text:span text:style-name="T14">for Oauth </text:span></text:p>
            <text:p text:style-name="P4"><text:s text:c="2"/>const server = new Koa();</text:p>
            <text:p text:style-name="P4"><text:s text:c="2"/>server.use(session({ secure: true, sameSite: 'none' }, server));</text:p>
            <text:p text:style-name="P4"><text:s text:c="2"/>server.keys = [SHOPIFY_API_SECRET_KEY];</text:p>
            <text:p text:style-name="P4"/>
            <text:p text:style-name="P4"><text:s text:c="2"/>server.use(</text:p>
            <text:p text:style-name="P4"><text:s text:c="4"/>createShopifyAuth({</text:p>
            <text:p text:style-name="P4"><text:s text:c="6"/>apiKey: SHOPIFY_API_KEY,</text:p>
            <text:p text:style-name="P4"><text:s text:c="6"/>secret: SHOPIFY_API_SECRET_KEY,</text:p>
            <text:p text:style-name="P4"><text:s text:c="6"/>scopes: ['write_products', 'read_products'],</text:p>
            <text:p text:style-name="P4"><text:s text:c="6"/>async afterAuth(ctx) {</text:p>
            <text:p text:style-name="P4"><text:s text:c="8"/>const { shop, accessToken } = ctx.session;</text:p>
            <text:p text:style-name="P11"><text:s text:c="7"/>// The function provides you the afterAuth, where you can use your own logic or redirect</text:p>
            <text:p text:style-name="P4"><text:s text:c="8"/>ctx.cookies.set('shopOrigin', shop, {</text:p>
            <text:p text:style-name="P4"><text:s text:c="10"/>httpOnly: false,</text:p>
            <text:p text:style-name="P4"><text:s text:c="10"/>secure: true,</text:p>
            <text:p text:style-name="P4"><text:s text:c="10"/>sameSite: 'none'</text:p>
            <text:p text:style-name="P4"><text:s text:c="8"/>});</text:p>
            <text:p text:style-name="P4"><text:s text:c="7"/>ctx.redirect('/');</text:p>
            <text:p text:style-name="P4"><text:s text:c="8"/>await getSubscriptionUrl(ctx, accessToken, shop);</text:p>
            <text:p text:style-name="P4"><text:s text:c="6"/>},</text:p>
            <text:p text:style-name="P4"/>
            <text:p text:style-name="P4"><text:s text:c="4"/>}),</text:p>
            <text:p text:style-name="P4"><text:soft-page-break/><text:s text:c="2"/>);</text:p>
            <text:p text:style-name="P4"/>
            <text:p text:style-name="P4"><text:s text:c="2"/>server.use(graphQLProxy({version: ApiVersion.October19}))</text:p>
            <text:p text:style-name="P12"><text:span text:style-name="T8">//</text:span><text:span text:style-name="T11">verifyRequest redirects users to the OAuth route if they haven’t been authenticated.</text:span></text:p>
            <text:p text:style-name="P4"><text:s text:c="2"/>server.use(verifyRequest());</text:p>
            <text:p text:style-name="P4"><text:s text:c="2"/>server.use(async (ctx) =&gt; {</text:p>
            <text:p text:style-name="P4"><text:s text:c="4"/>await handle(ctx.req, ctx.res);</text:p>
            <text:p text:style-name="P4"><text:s text:c="4"/>ctx.respond = false;</text:p>
            <text:p text:style-name="P4"><text:s text:c="4"/>ctx.res.statusCode = 200;</text:p>
            <text:p text:style-name="P4"><text:s text:c="4"/>return</text:p>
            <text:p text:style-name="P4"><text:s text:c="2"/>});</text:p>
            <text:p text:style-name="P4"><text:s text:c="2"/>server.listen(port, () =&gt; {</text:p>
            <text:p text:style-name="P4"><text:s text:c="4"/>console.log(`&gt; Ready on http://localhost:${port}`);</text:p>
            <text:p text:style-name="P4"><text:s text:c="2"/>});</text:p>
            <text:p text:style-name="P4">});</text:p>
          </table:table-cell>
        </table:table-row>
      </table:table>
      <text:list xml:id="list10040440807342" text:continue-numbering="true" text:style-name="L1">
        <text:list-item>
          <text:p text:style-name="P16">Above server file include getSubscriptionUrl which is responsible for billing. So create server/ getSubscriptionUrl.js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4">const getSubscriptionUrl = async (ctx, accessToken, shop) =&gt; {</text:p>
            <text:p text:style-name="P4"><text:s text:c="4"/>const query = JSON.stringify({</text:p>
            <text:p text:style-name="P4"><text:s text:c="6"/>query: `mutation {</text:p>
            <text:p text:style-name="P4"><text:s text:c="8"/>appSubscriptionCreate(</text:p>
            <text:p text:style-name="P4"><text:s text:c="12"/>name: "Super Duper Plan"</text:p>
            <text:p text:style-name="P4"><text:s text:c="12"/>returnUrl: "${process.env.HOST}"</text:p>
            <text:p text:style-name="P4"><text:s text:c="12"/>test: true</text:p>
            <text:p text:style-name="P4"><text:s text:c="12"/>lineItems: [</text:p>
            <text:p text:style-name="P4"><text:s text:c="12"/>{</text:p>
            <text:p text:style-name="P4"><text:s text:c="14"/>plan: {</text:p>
            <text:p text:style-name="P4"><text:s text:c="16"/>appUsagePricingDetails: {</text:p>
            <text:p text:style-name="P4"><text:s text:c="20"/>cappedAmount: { amount: 10, currencyCode: USD }</text:p>
            <text:p text:style-name="P4"><text:s text:c="20"/>terms: "$1 for 1000 emails"</text:p>
            <text:p text:style-name="P4"><text:s text:c="16"/>}</text:p>
            <text:p text:style-name="P4"><text:s text:c="14"/>}</text:p>
            <text:p text:style-name="P4"><text:s text:c="12"/>}</text:p>
            <text:p text:style-name="P4"><text:s text:c="12"/>{</text:p>
            <text:p text:style-name="P4"><text:s text:c="14"/>plan: {</text:p>
            <text:p text:style-name="P4"><text:s text:c="16"/>appRecurringPricingDetails: {</text:p>
            <text:p text:style-name="P4"><text:s text:c="20"/>price: { amount: 10, currencyCode: USD }</text:p>
            <text:p text:style-name="P4"><text:s text:c="16"/>}</text:p>
            <text:p text:style-name="P4"><text:s text:c="14"/>}</text:p>
            <text:p text:style-name="P4"><text:s text:c="12"/>}</text:p>
            <text:p text:style-name="P4"><text:s text:c="12"/>]</text:p>
            <text:p text:style-name="P4"><text:s text:c="10"/>) {</text:p>
            <text:p text:style-name="P4"><text:s text:c="14"/>userErrors {</text:p>
            <text:p text:style-name="P4"><text:s text:c="16"/>field</text:p>
            <text:p text:style-name="P4"><text:s text:c="16"/>message</text:p>
            <text:p text:style-name="P4"><text:s text:c="14"/>}</text:p>
            <text:p text:style-name="P4"><text:s text:c="14"/>confirmationUrl</text:p>
            <text:p text:style-name="P4"><text:s text:c="14"/>appSubscription {</text:p>
            <text:p text:style-name="P4"><text:soft-page-break/><text:s text:c="16"/>id</text:p>
            <text:p text:style-name="P4"><text:s text:c="14"/>}</text:p>
            <text:p text:style-name="P4"><text:s text:c="10"/>}</text:p>
            <text:p text:style-name="P4"><text:s text:c="6"/>}`</text:p>
            <text:p text:style-name="P4"><text:s text:c="4"/>});</text:p>
            <text:p text:style-name="P4"><text:s text:c="2"/></text:p>
            <text:p text:style-name="P4"><text:s text:c="4"/>const response = await fetch(`https://${shop}/admin/api/2019-10/graphql.json`, {</text:p>
            <text:p text:style-name="P4"><text:s text:c="6"/>method: 'POST',</text:p>
            <text:p text:style-name="P4"><text:s text:c="6"/>headers: {</text:p>
            <text:p text:style-name="P4"><text:s text:c="8"/>'Content-Type': 'application/json',</text:p>
            <text:p text:style-name="P4"><text:s text:c="8"/>"X-Shopify-Access-Token": accessToken,</text:p>
            <text:p text:style-name="P4"><text:s text:c="6"/>},</text:p>
            <text:p text:style-name="P4"><text:s text:c="6"/>body: query</text:p>
            <text:p text:style-name="P4"><text:s text:c="4"/>})</text:p>
            <text:p text:style-name="P4"><text:s text:c="2"/></text:p>
            <text:p text:style-name="P4"><text:s text:c="4"/>const responseJson = await response.json();</text:p>
            <text:p text:style-name="P4"><text:s text:c="4"/>const confirmationUrl = responseJson.data.appSubscriptionCreate.confirmationUrl</text:p>
            <text:p text:style-name="P4"><text:s text:c="4"/>return ctx.redirect(confirmationUrl)</text:p>
            <text:p text:style-name="P4"><text:s text:c="2"/>};</text:p>
            <text:p text:style-name="P4"><text:s text:c="2"/></text:p>
            <text:p text:style-name="P4"><text:s text:c="2"/>module.exports = getSubscriptionUrl;</text:p>
          </table:table-cell>
        </table:table-row>
      </table:table>
      <text:list xml:id="list10042145577221" text:continue-numbering="true" text:style-name="L1">
        <text:list-item>
          <text:p text:style-name="P17">Create a view. Views are the pages that hold the frontend components that display the data your app queries and mutates. Create a pages/index.js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">const Index = () =&gt; (</text:p>
            <text:p text:style-name="P2"><text:s text:c="2"/>&lt;div&gt;</text:p>
            <text:p text:style-name="P2"><text:s text:c="4"/>&lt;p&gt;Sample app using React and Next.js&lt;/p&gt;</text:p>
            <text:p text:style-name="P2"><text:s text:c="2"/>&lt;/div&gt;</text:p>
            <text:p text:style-name="P2">);</text:p>
            <text:p text:style-name="P3">export default Index;</text:p>
          </table:table-cell>
        </table:table-row>
      </table:table>
      <text:list xml:id="list10040845913720" text:continue-numbering="true" text:style-name="L1">
        <text:list-item>
          <text:p text:style-name="P24">Create .env file under root directory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9"><text:span text:style-name="T9">SHOPIFY_API_KEY='</text:span><text:span text:style-name="T10">YOUR API KEY</text:span><text:span text:style-name="T9">'</text:span></text:p>
            <text:p text:style-name="P19"><text:span text:style-name="T9">SHOPIFY_API_SECRET_KEY='</text:span><text:span text:style-name="T10">YOUR APP SECRET</text:span><text:span text:style-name="T9">'</text:span></text:p>
            <text:p text:style-name="P7">HOST='https://f887783d24cc.ngrok.io'</text:p>
            <text:p text:style-name="P7">API_VERSION='2019-10'</text:p>
          </table:table-cell>
        </table:table-row>
      </table:table>
      <text:list xml:id="list10042349620957" text:continue-numbering="true" text:style-name="L1">
        <text:list-item>
          <text:p text:style-name="P27"><text:s/>Create a next.config.js file in your root project folder <text:span text:style-name="T15">for Polaris CSS styles from webpack so they can be used across your app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6">require("dotenv").config();</text:p>
            <text:p text:style-name="P6">const withCSS = require('@zeit/next-css');</text:p>
            <text:p text:style-name="P6">const webpack = require('webpack');</text:p>
            <text:p text:style-name="P6"/>
            <text:p text:style-name="P6">const apiKey = <text:s/>JSON.stringify(process.env.SHOPIFY_API_KEY);</text:p>
            <text:p text:style-name="P6"/>
            <text:p text:style-name="P6">module.exports = withCSS({</text:p>
            <text:p text:style-name="P6"><text:s text:c="2"/>webpack: (config) =&gt; {</text:p>
            <text:p text:style-name="P6"><text:s text:c="4"/>const env = { API_KEY: apiKey };</text:p>
            <text:p text:style-name="P6"><text:s text:c="4"/>config.plugins.push(new webpack.DefinePlugin(env));</text:p>
            <text:p text:style-name="P6"><text:soft-page-break/><text:s text:c="4"/>return config;</text:p>
            <text:p text:style-name="P6"><text:s text:c="2"/>},</text:p>
            <text:p text:style-name="P6">});</text:p>
          </table:table-cell>
        </table:table-row>
      </table:table>
      <text:list xml:id="list10040525054394" text:continue-numbering="true" text:style-name="L1">
        <text:list-item>
          <text:p text:style-name="P29"><text:span text:style-name="T7">You’ll set up an _app.js file that passes down the Polaris components, </text:span><text:span text:style-name="T3">styles, and everything else typically found in an index file. Create an </text:span><text:span text:style-name="T4">pages/</text:span><text:span text:style-name="T3">_app.js file. 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">import App from 'next/app';</text:p>
            <text:p text:style-name="P6">import Head from 'next/head';</text:p>
            <text:p text:style-name="P6">import { AppProvider } from '@shopify/polaris';</text:p>
            <text:p text:style-name="P6">import { Provider } from '@shopify/app-bridge-react';</text:p>
            <text:p text:style-name="P6">import '@shopify/polaris/dist/styles.css';</text:p>
            <text:p text:style-name="P6">import translations from '@shopify/polaris/locales/en.json';</text:p>
            <text:p text:style-name="P6">import Cookies from 'js-cookie';</text:p>
            <text:p text:style-name="P6">import ApolloClient from 'apollo-boost';</text:p>
            <text:p text:style-name="P6">import { ApolloProvider } from 'react-apollo';</text:p>
            <text:p text:style-name="P6"/>
            <text:p text:style-name="P6">const client = new ApolloClient({</text:p>
            <text:p text:style-name="P6"><text:s text:c="2"/>fetchOptions: {</text:p>
            <text:p text:style-name="P6"><text:s text:c="4"/>credentials: 'include'</text:p>
            <text:p text:style-name="P6"><text:s text:c="2"/>},</text:p>
            <text:p text:style-name="P6">});</text:p>
            <text:p text:style-name="P6"/>
            <text:p text:style-name="P6">class MyApp extends App {</text:p>
            <text:p text:style-name="P6"><text:s text:c="2"/>render() {</text:p>
            <text:p text:style-name="P6"><text:s text:c="4"/>const { Component, pageProps } = this.props;</text:p>
            <text:p text:style-name="P6"><text:s text:c="4"/>const config = { apiKey: API_KEY, shopOrigin: Cookies.get("shopOrigin"), forceRedirect: true };</text:p>
            <text:p text:style-name="P6"><text:s text:c="4"/>return (</text:p>
            <text:p text:style-name="P6"><text:s text:c="6"/>&lt;React.Fragment&gt;</text:p>
            <text:p text:style-name="P6"><text:s text:c="8"/>&lt;Head&gt;</text:p>
            <text:p text:style-name="P6"><text:s text:c="10"/>&lt;title&gt;<text:span text:style-name="T1">Sample App</text:span>&lt;/title&gt;</text:p>
            <text:p text:style-name="P6"><text:s text:c="10"/>&lt;meta charSet="utf-8" /&gt;</text:p>
            <text:p text:style-name="P6"><text:s text:c="8"/>&lt;/Head&gt;</text:p>
            <text:p text:style-name="P6"><text:s text:c="8"/>&lt;Provider config={config}&gt;</text:p>
            <text:p text:style-name="P6"><text:s text:c="12"/>&lt;AppProvider i18n={translations}&gt;</text:p>
            <text:p text:style-name="P6"><text:s text:c="16"/>&lt;ApolloProvider client={client}&gt;</text:p>
            <text:p text:style-name="P6"><text:s text:c="20"/>&lt;Component {...pageProps} /&gt;</text:p>
            <text:p text:style-name="P6"><text:s text:c="16"/>&lt;/ApolloProvider&gt;</text:p>
            <text:p text:style-name="P6"><text:s text:c="12"/>&lt;/AppProvider&gt;</text:p>
            <text:p text:style-name="P6"><text:s text:c="8"/>&lt;/Provider&gt;</text:p>
            <text:p text:style-name="P6"><text:s text:c="6"/>&lt;/React.Fragment&gt;</text:p>
            <text:p text:style-name="P6"><text:s text:c="4"/>);</text:p>
            <text:p text:style-name="P6"><text:s text:c="2"/>} </text:p>
            <text:p text:style-name="P6">}</text:p>
            <text:p text:style-name="P6"/>
            <text:p text:style-name="P6">export default MyApp;</text:p>
          </table:table-cell>
        </table:table-row>
      </table:table>
      <text:list xml:id="list10042062485385" text:continue-numbering="true" text:style-name="L1">
        <text:list-item>
          <text:p text:style-name="P28"><text:s/><text:span text:style-name="T16">Run your app: npm run dev</text:span></text:p>
        </text:list-item>
        <text:list-item>
          <text:p text:style-name="P30"><text:span text:style-name="T5">In the Shopify Partner Dashboard click the </text:span><text:span text:style-name="Strong_20_Emphasis"><text:span text:style-name="T5">Select store</text:span></text:span><text:span text:style-name="T5"> button located inside the </text:span><text:span text:style-name="Strong_20_Emphasis"><text:span text:style-name="T5">Test your app</text:span></text:span><text:span text:style-name="T5"> card and select your dev store </text:span><text:span text:style-name="T6">and then </text:span>Click the <text:span text:style-name="Strong_20_Emphasis">Install unlisted app</text:span> button.</text:p>
          <text:p text:style-name="P30"><text:soft-page-break/></text:p>
        </text:list-item>
      </text:list>
      <text:list xml:id="list779054090" text:style-name="L2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02:02:50.719522426</meta:creation-date>
    <dc:date>2020-09-21T01:00:18.943133619</dc:date>
    <meta:editing-duration>PT1H21M54S</meta:editing-duration>
    <meta:editing-cycles>23</meta:editing-cycles>
    <meta:generator>LibreOffice/6.3.4.2$Linux_X86_64 LibreOffice_project/60da17e045e08f1793c57c00ba83cdfce946d0aa</meta:generator>
    <meta:document-statistic meta:table-count="8" meta:image-count="0" meta:object-count="0" meta:page-count="6" meta:paragraph-count="217" meta:word-count="821" meta:character-count="7468" meta:non-whitespace-character-count="5884"/>
  </office:meta>
</office:document-meta>
</file>